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2"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2cedab"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7"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8"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9"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0"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2"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3" style:family="text">
      <style:text-properties fo:font-variant="normal" fo:text-transform="none" fo:font-size="8.5pt" fo:letter-spacing="normal" fo:font-style="normal" fo:font-weight="normal" officeooo:rsid="0019d4da" style:font-size-asian="8.5pt" style:font-size-complex="8.5pt"/>
    </style:style>
    <style:style style:name="T14" style:family="text">
      <style:text-properties fo:font-weight="bold" style:font-weight-asian="bold" style:font-weight-complex="bold"/>
    </style:style>
    <style:style style:name="T15" style:family="text">
      <style:text-properties fo:font-weight="bold" officeooo:rsid="0015201e" style:font-weight-asian="bold" style:font-weight-complex="bold"/>
    </style:style>
    <style:style style:name="T16" style:family="text">
      <style:text-properties officeooo:rsid="0019d4da"/>
    </style:style>
    <style:style style:name="T17" style:family="text">
      <style:text-properties fo:font-size="8.5pt" style:font-size-asian="8.5pt" style:font-size-complex="8.5pt"/>
    </style:style>
    <style:style style:name="T18" style:family="text">
      <style:text-properties officeooo:rsid="0020db6f"/>
    </style:style>
    <style:style style:name="T19" style:family="text">
      <style:text-properties officeooo:rsid="0025baf5"/>
    </style:style>
    <style:style style:name="T20" style:family="text">
      <style:text-properties officeooo:rsid="0026097a"/>
    </style:style>
    <style:style style:name="T21" style:family="text">
      <style:text-properties officeooo:rsid="0034bc17"/>
    </style:style>
    <style:style style:name="T22" style:family="text">
      <style:text-properties officeooo:rsid="003876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8"/><text:span text:style-name="T14">DESIGNED MIND </text:span><text:span text:style-name="T15">SYMPOSIUM </text:span><text:span text:style-name="T14">2017</text:span><text:line-break/> <text:s text:c="33"/>CALL FOR PAPERS</text:p>
      <text:p text:style-name="P4"><text:s text:c="25"/><text:span text:style-name="T18">Exploring</text:span> the <text:span text:style-name="T16">f</text:span>unction, <text:span text:style-name="T16">e</text:span>volution<text:line-break/> <text:s text:c="25"/>&amp; <text:span text:style-name="T16">i</text:span>mplementation of <text:span text:style-name="T16">c</text:span>onsciousness</text:p>
      <text:p text:style-name="P4"><text:s text:c="22"/>Informatics Forum, University of Edinburgh<text:line-break/> <text:s text:c="32"/>Edinburgh, Scotland<text:line-break/> <text:s text:c="33"/>8-9 November 2017</text:p>
      <text:p text:style-name="P3"><text:span text:style-name="T17"><text:s text:c="31"/></text:span><text:a xlink:type="simple" xlink:href="http://designedmind.org/" text:style-name="Internet_20_link" text:visited-style-name="Visited_20_Internet_20_Link"><text:span text:style-name="T17">http://designedmind.org</text:span></text:a></text:p>
      <text:p text:style-name="P5"/>
      <text:p text:style-name="P9">KEYNOTE SPEAKERS</text:p>
      <text:p text:style-name="P6">Daniel C. Dennett, Tufts University<text:line-break/>Michael Graziano, Princeton University</text:p>
      <text:p text:style-name="P8">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2">Some feel t</text:span>hese <text:span text:style-name="T19">prospects </text:span>offer little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9">subject matter</text:span></text:span><text:span text:style-name="Emphasis"><text:span text:style-name="T1"> </text:span></text:span><text:span text:style-name="T1">of what we say and do. We describe the world </text:span><text:span text:style-name="Emphasis"><text:span text:style-name="T12">from a vantage point</text:span></text:span><text:span text:style-name="T1">, contrast how things </text:span><text:span text:style-name="Emphasis"><text:span text:style-name="T12">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7">our</text:span></text:span><text:span text:style-name="Emphasis"><text:span text:style-name="T1"> </text:span></text:span><text:span text:style-name="Emphasis"><text:span text:style-name="T11">own</text:span></text:span><text:span text:style-name="Emphasis"><text:span text:style-name="T4"> </text:span></text:span><text:span text:style-name="T1">consciousness talk is ever to be </text:span><text:span text:style-name="T4">a consequence of our</text:span><text:span text:style-name="T1"> </text:span><text:span text:style-name="T4">own </text:span><text:span text:style-name="Emphasis"><text:span text:style-name="T8">“real”</text:span></text:span><text:span text:style-name="Emphasis"><text:span text:style-name="T1"> </text:span></text:span><text:span text:style-name="Emphasis"><text:span text:style-name="T4">consciousness,</text:span></text:span><text:span text:style-name="T1"> then it can only be that the latter is </text:span><text:span text:style-name="T6">in fact </text:span><text:span text:style-name="T5">a psychological</text:span><text:span text:style-name="T1"> mechanism taking place in the physical world.</text:span></text:p>
      <text:p text:style-name="P1"><text:span text:style-name="T3">Perhaps it</text:span><text:span text:style-name="T1"> is these behaviours, </text:span><text:span text:style-name="T3">then,</text:span><text:span text:style-name="T1"> that are the proper target, or explanandum, of a science of consciousness. Modern theories along these lines, developed by Daniel Dennett and others, propose that we understand our conscious lives as the </text:span><text:span text:style-name="Emphasis"><text:span text:style-name="T12">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2">representers</text:span></text:span><text:span text:style-name="T1">, the evolving brain converged on the </text:span><text:span text:style-name="Emphasis"><text:span text:style-name="T12">self</text:span></text:span><text:span text:style-name="Emphasis"><text:span text:style-name="T1"> </text:span></text:span><text:span text:style-name="T1">as the solution to a control problem. We cannot easily appreciate the self-model-within-a-world-model </text:span><text:span text:style-name="Emphasis"><text:span text:style-name="T10">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0">self-representation</text:span>. We invite perspectives from philosophy, psychology, neuroscience and informatics.</text:p>
      <text:p text:style-name="P8">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https://easychair.org/conferences/?conf=dm2017</text:a><text:span text:style-name="T1">. Authors of accepted papers will have their registration fees waived.</text:span></text:p>
      <text:p text:style-name="P5"><text:soft-page-break/>After the symposium, there will be an open call for full-length (8,000 word) papers for publication as a collected volume or journal special issue (details forthcoming).</text:p>
      <text:p text:style-name="P10">IMPORTANT DATES</text:p>
      <text:p text:style-name="P7">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8">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8">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http://www.x-spect.org/first-project-workshop.html</text:a><text:span text:style-name="T1">.</text:span></text:p>
      <text:p text:style-name="P10">ORGANISING COMMITTEE</text:p>
      <text:p text:style-name="P13">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1"><text:span text:style-name="T13">For general enquiries email </text:span><text:a xlink:type="simple" xlink:href="mailto:info@designedmind.org" text:style-name="Internet_20_link" text:visited-style-name="Visited_20_Internet_20_Link"><text:span text:style-name="T13">info@designedmind.org</text:span></text:a><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8T12:04:51.996053570</dc:date>
    <meta:editing-duration>PT2H7M2S</meta:editing-duration>
    <meta:editing-cycles>41</meta:editing-cycles>
    <meta:generator>LibreOffice/5.2.2.2$Linux_X86_64 LibreOffice_project/20m0$Build-2</meta:generator>
    <meta:document-statistic meta:table-count="0" meta:image-count="0" meta:object-count="0" meta:page-count="2" meta:paragraph-count="24" meta:word-count="750" meta:character-count="5379" meta:non-whitespace-character-count="4376"/>
  </office:meta>
</office:document-meta>
</file>